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1"/>
    <style:style style:name="ce7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9"/>
          <table:table-cell table:style-name="ce89"/>
          <table:table-cell table:number-columns-repeated="4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 table:number-columns-repeated="3"/>
          <table:table-cell table:style-name="ce51"/>
          <table:table-cell/>
          <table:table-cell table:style-name="ce1" table:number-columns-repeated="878"/>
        </table:table-row>
        <table:table-row table:style-name="ro8">
          <table:table-cell table:number-columns-repeated="4"/>
          <table:table-cell table:style-name="ce22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2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58"/>
          <table:table-cell table:number-columns-repeated="876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2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8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8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8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8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7.4+7.5)/2" office:value-type="float" office:value="7.45" calcext:value-type="float">
            <text:p>7.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8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 table:number-columns-repeated="2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8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8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8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8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8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 table:number-rows-repeated="3">
          <table:table-cell table:number-columns-repeated="2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 table:number-columns-repeated="2"/>
          <table:table-cell table:style-name="ce6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9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9T14:00:47.413607803</dc:date>
    <meta:editing-duration>P2DT14H4M42S</meta:editing-duration>
    <meta:editing-cycles>459</meta:editing-cycles>
    <meta:generator>LibreOffice/7.3.7.2$Linux_X86_64 LibreOffice_project/30$Build-2</meta:generator>
    <meta:document-statistic meta:table-count="1" meta:cell-count="143" meta:object-count="0"/>
  </office:meta>
</office:document-meta>
</file>